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 table:number-columns-spanned="6" table:number-rows-spanned="1">
            <text:p>DBH(diazabicyclohept-2-ene)[1]</text:p>
          </table:table-cell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Atom numbers</text:p>
          </table:table-cell>
          <table:covered-table-cell table:style-name="ce7"/>
          <table:table-cell table:style-name="ce7" office:value-type="string" calcext:value-type="string">
            <text:p>label</text:p>
          </table:table-cell>
          <table:table-cell office:value-type="string" calcext:value-type="string">
            <text:p>D1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R01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1</text:p>
          </table:table-cell>
          <table:table-cell office:value-type="float" office:value="4.07016381" calcext:value-type="float">
            <text:p>4.07016381</text:p>
          </table:table-cell>
          <table:table-cell table:style-name="ce7" office:value-type="float" office:value="1.75127282" calcext:value-type="float">
            <text:p>1.75127282</text:p>
          </table:table-cell>
          <table:table-cell table:style-name="ce7" office:value-type="float" office:value="1.542" calcext:value-type="float">
            <text:p>1.542</text:p>
          </table:table-cell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2</text:p>
          </table:table-cell>
          <table:table-cell office:value-type="float" office:value="4.07016381" calcext:value-type="float">
            <text:p>4.07016381</text:p>
          </table:table-cell>
          <table:table-cell table:style-name="ce7" office:value-type="float" office:value="1.75127282" calcext:value-type="float">
            <text:p>1.75127282</text:p>
          </table:table-cell>
          <table:table-cell table:style-name="ce7" office:value-type="float" office:value="1.542" calcext:value-type="float">
            <text:p>1.542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</text:p>
          </table:table-cell>
          <table:table-cell office:value-type="float" office:value="4.07016381" calcext:value-type="float">
            <text:p>4.07016381</text:p>
          </table:table-cell>
          <table:table-cell table:style-name="ce7" office:value-type="float" office:value="1.68432026" calcext:value-type="float">
            <text:p>1.68432026</text:p>
          </table:table-cell>
          <table:table-cell table:style-name="ce7" office:value-type="float" office:value="1.534" calcext:value-type="float">
            <text:p>1.534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4</text:p>
          </table:table-cell>
          <table:table-cell office:value-type="float" office:value="4.07016381" calcext:value-type="float">
            <text:p>4.07016381</text:p>
          </table:table-cell>
          <table:table-cell table:style-name="ce7" office:value-type="float" office:value="1.68432026" calcext:value-type="float">
            <text:p>1.68432026</text:p>
          </table:table-cell>
          <table:table-cell table:style-name="ce7" office:value-type="float" office:value="1.534" calcext:value-type="float">
            <text:p>1.534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r5</text:p>
          </table:table-cell>
          <table:table-cell office:value-type="float" office:value="2.0597995" calcext:value-type="float">
            <text:p>2.0597995</text:p>
          </table:table-cell>
          <table:table-cell table:style-name="ce7" office:value-type="float" office:value="2.52155557" calcext:value-type="float">
            <text:p>2.52155557</text:p>
          </table:table-cell>
          <table:table-cell table:style-name="ce7" office:value-type="float" office:value="1.503" calcext:value-type="float">
            <text:p>1.503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6</text:p>
          </table:table-cell>
          <table:table-cell office:value-type="float" office:value="2.0597995" calcext:value-type="float">
            <text:p>2.0597995</text:p>
          </table:table-cell>
          <table:table-cell table:style-name="ce7" office:value-type="float" office:value="2.52155557" calcext:value-type="float">
            <text:p>2.52155557</text:p>
          </table:table-cell>
          <table:table-cell table:style-name="ce7" office:value-type="float" office:value="1.503" calcext:value-type="float">
            <text:p>1.503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r7</text:p>
          </table:table-cell>
          <table:table-cell office:value-type="float" office:value="4.48385828" calcext:value-type="float">
            <text:p>4.48385828</text:p>
          </table:table-cell>
          <table:table-cell table:style-name="ce7" office:value-type="float" office:value="1.85236803" calcext:value-type="float">
            <text:p>1.85236803</text:p>
          </table:table-cell>
          <table:table-cell table:style-name="ce7" office:value-type="float" office:value="1.087" calcext:value-type="float">
            <text:p>1.087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r8</text:p>
          </table:table-cell>
          <table:table-cell office:value-type="float" office:value="4.48385828" calcext:value-type="float">
            <text:p>4.48385828</text:p>
          </table:table-cell>
          <table:table-cell table:style-name="ce7" office:value-type="float" office:value="1.85236803" calcext:value-type="float">
            <text:p>1.85236803</text:p>
          </table:table-cell>
          <table:table-cell table:style-name="ce7" office:value-type="float" office:value="1.087" calcext:value-type="float">
            <text:p>1.087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9</text:p>
          </table:table-cell>
          <table:table-cell office:value-type="float" office:value="4.07016381" calcext:value-type="float">
            <text:p>4.07016381</text:p>
          </table:table-cell>
          <table:table-cell table:style-name="ce7" office:value-type="float" office:value="1.75127282" calcext:value-type="float">
            <text:p>1.75127282</text:p>
          </table:table-cell>
          <table:table-cell table:style-name="ce7" office:value-type="float" office:value="1.552" calcext:value-type="float">
            <text:p>1.552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r10</text:p>
          </table:table-cell>
          <table:table-cell office:value-type="float" office:value="4.19722092" calcext:value-type="float">
            <text:p>4.19722092</text:p>
          </table:table-cell>
          <table:table-cell table:style-name="ce7" office:value-type="float" office:value="1.88719422" calcext:value-type="float">
            <text:p>1.88719422</text:p>
          </table:table-cell>
          <table:table-cell table:style-name="ce7" office:value-type="float" office:value="1.085" calcext:value-type="float">
            <text:p>1.085</text:p>
          </table:table-cell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r11</text:p>
          </table:table-cell>
          <table:table-cell office:value-type="float" office:value="4.19722092" calcext:value-type="float">
            <text:p>4.19722092</text:p>
          </table:table-cell>
          <table:table-cell table:style-name="ce7" office:value-type="float" office:value="1.88719422" calcext:value-type="float">
            <text:p>1.88719422</text:p>
          </table:table-cell>
          <table:table-cell table:style-name="ce7" office:value-type="float" office:value="1.085" calcext:value-type="float">
            <text:p>1.085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r12</text:p>
          </table:table-cell>
          <table:table-cell office:value-type="float" office:value="4.19722092" calcext:value-type="float">
            <text:p>4.19722092</text:p>
          </table:table-cell>
          <table:table-cell table:style-name="ce7" office:value-type="float" office:value="1.88719422" calcext:value-type="float">
            <text:p>1.88719422</text:p>
          </table:table-cell>
          <table:table-cell table:style-name="ce7" office:value-type="float" office:value="1.093" calcext:value-type="float">
            <text:p>1.093</text:p>
          </table:table-cell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13</text:p>
          </table:table-cell>
          <table:table-cell office:value-type="float" office:value="4.19722092" calcext:value-type="float">
            <text:p>4.19722092</text:p>
          </table:table-cell>
          <table:table-cell table:style-name="ce7" office:value-type="float" office:value="1.88719422" calcext:value-type="float">
            <text:p>1.88719422</text:p>
          </table:table-cell>
          <table:table-cell table:style-name="ce7" office:value-type="float" office:value="1.093" calcext:value-type="float">
            <text:p>1.093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4</text:p>
          </table:table-cell>
          <table:table-cell office:value-type="float" office:value="4.65427959" calcext:value-type="float">
            <text:p>4.65427959</text:p>
          </table:table-cell>
          <table:table-cell table:style-name="ce7" office:value-type="float" office:value="1.78839197" calcext:value-type="float">
            <text:p>1.78839197</text:p>
          </table:table-cell>
          <table:table-cell table:style-name="ce7" office:value-type="float" office:value="1.102" calcext:value-type="float">
            <text:p>1.102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r15</text:p>
          </table:table-cell>
          <table:table-cell office:value-type="float" office:value="4.65427959" calcext:value-type="float">
            <text:p>4.65427959</text:p>
          </table:table-cell>
          <table:table-cell table:style-name="ce7" office:value-type="float" office:value="1.78839197" calcext:value-type="float">
            <text:p>1.78839197</text:p>
          </table:table-cell>
          <table:table-cell table:style-name="ce7" office:value-type="float" office:value="1.088" calcext:value-type="float">
            <text:p>1.088</text:p>
          </table:table-cell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16</text:p>
          </table:table-cell>
          <table:table-cell office:value-type="float" office:value="5.87151268" calcext:value-type="float">
            <text:p>5.87151268</text:p>
          </table:table-cell>
          <table:table-cell table:style-name="ce7" office:value-type="float" office:value="1.78578998" calcext:value-type="float">
            <text:p>1.78578998</text:p>
          </table:table-cell>
          <table:table-cell table:style-name="ce7" office:value-type="float" office:value="1.246" calcext:value-type="float">
            <text:p>1.246</text:p>
          </table:table-cell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2" table:number-rows-repeated="1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number-columns-repeated="6" table:default-cell-style-name="ce7"/>
        <table:table-column table:style-name="co1" table:default-cell-style-name="Default"/>
        <table:table-row table:style-name="ro1">
          <table:table-cell table:style-name="ce6" office:value-type="string" calcext:value-type="string" table:number-columns-spanned="6" table:number-rows-spanned="1">
            <text:p>DB(Diazenylbiradicle)[2]</text:p>
          </table:table-cell>
          <table:covered-table-cell table:number-columns-repeated="5"/>
          <table:table-cell office:value-type="string" calcext:value-type="string">
            <text:p>B beign -1 indicates no bond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Atom numbers</text:p>
          </table:table-cell>
          <table:covered-table-cell/>
          <table:table-cell office:value-type="string" calcext:value-type="string">
            <text:p>labe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0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7069296" calcext:value-type="float">
            <text:p>1.7069296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7069296" calcext:value-type="float">
            <text:p>1.7069296</text:p>
          </table:table-cell>
          <table:table-cell office:value-type="float" office:value="1.527" calcext:value-type="float">
            <text:p>1.52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68432026" calcext:value-type="float">
            <text:p>1.68432026</text:p>
          </table:table-cell>
          <table:table-cell office:value-type="float" office:value="1.496" calcext:value-type="float">
            <text:p>1.49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68432026" calcext:value-type="float">
            <text:p>1.68432026</text:p>
          </table:table-cell>
          <table:table-cell office:value-type="float" office:value="1.534" calcext:value-type="float">
            <text:p>1.53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.454" calcext:value-type="float">
            <text:p>4.45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6</text:p>
          </table:table-cell>
          <table:table-cell office:value-type="float" office:value="2.0597995" calcext:value-type="float">
            <text:p>2.0597995</text:p>
          </table:table-cell>
          <table:table-cell office:value-type="float" office:value="2.52155557" calcext:value-type="float">
            <text:p>2.52155557</text:p>
          </table:table-cell>
          <table:table-cell office:value-type="float" office:value="1.508" calcext:value-type="float">
            <text:p>1.50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7</text:p>
          </table:table-cell>
          <table:table-cell office:value-type="float" office:value="4.48385828" calcext:value-type="float">
            <text:p>4.48385828</text:p>
          </table:table-cell>
          <table:table-cell office:value-type="float" office:value="1.90214159" calcext:value-type="float">
            <text:p>1.90214159</text:p>
          </table:table-cell>
          <table:table-cell office:value-type="float" office:value="1.083" calcext:value-type="float">
            <text:p>1.08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8</text:p>
          </table:table-cell>
          <table:table-cell office:value-type="float" office:value="4.48385828" calcext:value-type="float">
            <text:p>4.48385828</text:p>
          </table:table-cell>
          <table:table-cell office:value-type="float" office:value="1.8272109" calcext:value-type="float">
            <text:p>1.8272109</text:p>
          </table:table-cell>
          <table:table-cell office:value-type="float" office:value="1.094" calcext:value-type="float">
            <text:p>1.09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7069296" calcext:value-type="float">
            <text:p>1.7069296</text:p>
          </table:table-cell>
          <table:table-cell office:value-type="float" office:value="1.537" calcext:value-type="float">
            <text:p>1.53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0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4536203" calcext:value-type="float">
            <text:p>1.84536203</text:p>
          </table:table-cell>
          <table:table-cell office:value-type="float" office:value="1.101" calcext:value-type="float">
            <text:p>1.10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8896633" calcext:value-type="float">
            <text:p>1.88896633</text:p>
          </table:table-cell>
          <table:table-cell office:value-type="float" office:value="1.093" calcext:value-type="float">
            <text:p>1.09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2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6938077" calcext:value-type="float">
            <text:p>1.86938077</text:p>
          </table:table-cell>
          <table:table-cell office:value-type="float" office:value="1.097" calcext:value-type="float">
            <text:p>1.09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3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8896633" calcext:value-type="float">
            <text:p>1.88896633</text:p>
          </table:table-cell>
          <table:table-cell office:value-type="float" office:value="1.095" calcext:value-type="float">
            <text:p>1.09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4</text:p>
          </table:table-cell>
          <table:table-cell office:value-type="float" office:value="4.65427959" calcext:value-type="float">
            <text:p>4.65427959</text:p>
          </table:table-cell>
          <table:table-cell office:value-type="float" office:value="1.76765082" calcext:value-type="float">
            <text:p>1.76765082</text:p>
          </table:table-cell>
          <table:table-cell office:value-type="float" office:value="1.096" calcext:value-type="float">
            <text:p>1.09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5</text:p>
          </table:table-cell>
          <table:table-cell office:value-type="float" office:value="4.65427959" calcext:value-type="float">
            <text:p>4.65427959</text:p>
          </table:table-cell>
          <table:table-cell office:value-type="float" office:value="1.75241217" calcext:value-type="float">
            <text:p>1.75241217</text:p>
          </table:table-cell>
          <table:table-cell office:value-type="float" office:value="1.101" calcext:value-type="float">
            <text:p>1.10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6</text:p>
          </table:table-cell>
          <table:table-cell office:value-type="float" office:value="6.58788926" calcext:value-type="float">
            <text:p>6.58788926</text:p>
          </table:table-cell>
          <table:table-cell office:value-type="float" office:value="3.85674952" calcext:value-type="float">
            <text:p>3.85674952</text:p>
          </table:table-cell>
          <table:table-cell office:value-type="float" office:value="1.151" calcext:value-type="float">
            <text:p>1.151</text:p>
          </table:table-cell>
          <table:table-cell/>
        </table:table-row>
      </table:table>
      <table:table table:name="Sheet3" table:style-name="ta1">
        <table:table-column table:style-name="co1" table:number-columns-repeated="6" table:default-cell-style-name="ce7"/>
        <table:table-row table:style-name="ro1">
          <table:table-cell table:style-name="ce6" office:value-type="string" calcext:value-type="string" table:number-columns-spanned="6" table:number-rows-spanned="1">
            <text:p>DB(Diazenylbiradicle)[3] Stretching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Atom numbers</text:p>
          </table:table-cell>
          <table:covered-table-cell/>
          <table:table-cell office:value-type="string" calcext:value-type="string">
            <text:p>labe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7069296" calcext:value-type="float">
            <text:p>1.7069296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7069296" calcext:value-type="float">
            <text:p>1.7069296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68432026" calcext:value-type="float">
            <text:p>1.68432026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68432026" calcext:value-type="float">
            <text:p>1.68432026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float" office:value="2.0597995" calcext:value-type="float">
            <text:p>2.0597995</text:p>
          </table:table-cell>
          <table:table-cell office:value-type="float" office:value="2.52155557" calcext:value-type="float">
            <text:p>2.52155557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.454" calcext:value-type="float">
            <text:p>4.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7</text:p>
          </table:table-cell>
          <table:table-cell office:value-type="float" office:value="4.48385828" calcext:value-type="float">
            <text:p>4.48385828</text:p>
          </table:table-cell>
          <table:table-cell office:value-type="float" office:value="1.8272109" calcext:value-type="float">
            <text:p>1.8272109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8</text:p>
          </table:table-cell>
          <table:table-cell office:value-type="float" office:value="4.48385828" calcext:value-type="float">
            <text:p>4.48385828</text:p>
          </table:table-cell>
          <table:table-cell office:value-type="float" office:value="1.90214159" calcext:value-type="float">
            <text:p>1.90214159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</text:p>
          </table:table-cell>
          <table:table-cell office:value-type="float" office:value="4.07016381" calcext:value-type="float">
            <text:p>4.07016381</text:p>
          </table:table-cell>
          <table:table-cell office:value-type="float" office:value="1.7069296" calcext:value-type="float">
            <text:p>1.7069296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0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8896633" calcext:value-type="float">
            <text:p>1.88896633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4536203" calcext:value-type="float">
            <text:p>1.84536203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2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8896633" calcext:value-type="float">
            <text:p>1.88896633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3</text:p>
          </table:table-cell>
          <table:table-cell office:value-type="float" office:value="4.19722092" calcext:value-type="float">
            <text:p>4.19722092</text:p>
          </table:table-cell>
          <table:table-cell office:value-type="float" office:value="1.86938077" calcext:value-type="float">
            <text:p>1.86938077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4</text:p>
          </table:table-cell>
          <table:table-cell office:value-type="float" office:value="4.65427959" calcext:value-type="float">
            <text:p>4.65427959</text:p>
          </table:table-cell>
          <table:table-cell office:value-type="float" office:value="1.76765082" calcext:value-type="float">
            <text:p>1.76765082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5</text:p>
          </table:table-cell>
          <table:table-cell office:value-type="float" office:value="4.65427959" calcext:value-type="float">
            <text:p>4.65427959</text:p>
          </table:table-cell>
          <table:table-cell office:value-type="float" office:value="1.75241217" calcext:value-type="float">
            <text:p>1.75241217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6</text:p>
          </table:table-cell>
          <table:table-cell office:value-type="float" office:value="6.58788926" calcext:value-type="float">
            <text:p>6.58788926</text:p>
          </table:table-cell>
          <table:table-cell office:value-type="float" office:value="3.85674952" calcext:value-type="float">
            <text:p>3.85674952</text:p>
          </table:table-cell>
          <table:table-cell office:value-type="float" office:value="1.151" calcext:value-type="float">
            <text:p>1.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15:36:04.264712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22:40:40.969108084</meta:creation-date>
    <dc:date>2022-07-02T15:36:36.123147209</dc:date>
    <meta:editing-duration>PT1H19M44S</meta:editing-duration>
    <meta:editing-cycles>14</meta:editing-cycles>
    <meta:generator>LibreOffice/6.4.7.2$Linux_X86_64 LibreOffice_project/40$Build-2</meta:generator>
    <meta:document-statistic meta:table-count="3" meta:cell-count="307" meta:object-count="0"/>
  </office:meta>
</office:document-meta>
</file>